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11a9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PU Temp</text:p>
          </table:table-cell>
          <table:table-cell table:number-columns-repeated="3"/>
          <table:table-cell table:style-name="ce1" office:value-type="string" calcext:value-type="string">
            <text:p>GPU Temp</text:p>
          </table:table-cell>
          <table:table-cell table:style-name="ce1" office:value-type="string" calcext:value-type="string">
            <text:p>Fan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MAX(10^(([.B3]-[.$A$1])/[.$A$2]);10)" office:value-type="float" office:value="10" calcext:value-type="float">
            <text:p>10</text:p>
          </table:table-cell>
          <table:table-cell table:style-name="ce3" table:formula="of:=MAX(10^(([.B3]-35)/20);10)" office:value-type="float" office:value="10" calcext:value-type="float">
            <text:p>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table:formula="of:=MAX(10^(([.F3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MAX(10^(([.B4]-[.$A$1])/[.$A$2]);10)" office:value-type="float" office:value="10" calcext:value-type="float">
            <text:p>10</text:p>
          </table:table-cell>
          <table:table-cell table:style-name="ce3" table:formula="of:=MAX(10^(([.B4]-35)/20);10)"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table:formula="of:=MAX(10^(([.F4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2" table:formula="of:=MAX(10^(([.B5]-[.$A$1])/[.$A$2]);10)" office:value-type="float" office:value="10" calcext:value-type="float">
            <text:p>10</text:p>
          </table:table-cell>
          <table:table-cell table:style-name="ce3" table:formula="of:=MAX(10^(([.B5]-35)/20);10)" office:value-type="float" office:value="10" calcext:value-type="float">
            <text:p>1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3" table:formula="of:=MAX(10^(([.F5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2" table:formula="of:=MAX(10^(([.B6]-[.$A$1])/[.$A$2]);10)" office:value-type="float" office:value="10" calcext:value-type="float">
            <text:p>10</text:p>
          </table:table-cell>
          <table:table-cell table:style-name="ce3" table:formula="of:=MAX(10^(([.B6]-35)/20);10)" office:value-type="float" office:value="10" calcext:value-type="float">
            <text:p>1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3" table:formula="of:=MAX(10^(([.F6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table:style-name="ce2" table:formula="of:=MAX(10^(([.B7]-[.$A$1])/[.$A$2]);10)" office:value-type="float" office:value="10" calcext:value-type="float">
            <text:p>10</text:p>
          </table:table-cell>
          <table:table-cell table:style-name="ce3" table:formula="of:=MAX(10^(([.B7]-35)/20);10)" office:value-type="float" office:value="10" calcext:value-type="float">
            <text:p>1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3" table:formula="of:=MAX(10^(([.F7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2" table:formula="of:=MAX(10^(([.B8]-[.$A$1])/[.$A$2]);10)" office:value-type="float" office:value="10" calcext:value-type="float">
            <text:p>10</text:p>
          </table:table-cell>
          <table:table-cell table:style-name="ce3" table:formula="of:=MAX(10^(([.B8]-35)/20);10)" office:value-type="float" office:value="10" calcext:value-type="float">
            <text:p>1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3" table:formula="of:=MAX(10^(([.F8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 table:style-name="ce2" table:formula="of:=MAX(10^(([.B9]-[.$A$1])/[.$A$2]);10)" office:value-type="float" office:value="12.4093776075172" calcext:value-type="float">
            <text:p>12.4093776075172</text:p>
          </table:table-cell>
          <table:table-cell table:style-name="ce3" table:formula="of:=MAX(10^(([.B9]-35)/20);10)" office:value-type="float" office:value="10" calcext:value-type="float">
            <text:p>10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3" table:formula="of:=MAX(10^(([.F9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2" table:formula="of:=MAX(10^(([.B10]-[.$A$1])/[.$A$2]);10)" office:value-type="float" office:value="17.7827941003892" calcext:value-type="float">
            <text:p>17.7827941003892</text:p>
          </table:table-cell>
          <table:table-cell table:style-name="ce3" table:formula="of:=MAX(10^(([.B10]-35)/20);10)" office:value-type="float" office:value="10" calcext:value-type="float">
            <text:p>10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3" table:formula="of:=MAX(10^(([.F10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 table:style-name="ce2" table:formula="of:=MAX(10^(([.B11]-[.$A$1])/[.$A$2]);10)" office:value-type="float" office:value="25.4829674797935" calcext:value-type="float">
            <text:p>25.4829674797935</text:p>
          </table:table-cell>
          <table:table-cell table:style-name="ce3" table:formula="of:=MAX(10^(([.B11]-35)/20);10)" office:value-type="float" office:value="10" calcext:value-type="float">
            <text:p>10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3" table:formula="of:=MAX(10^(([.F11]-[.$A$3])/[.$A$4]);1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2" table:formula="of:=MAX(10^(([.B12]-[.$A$1])/[.$A$2]);10)" office:value-type="float" office:value="36.5174127254838" calcext:value-type="float">
            <text:p>36.5174127254838</text:p>
          </table:table-cell>
          <table:table-cell table:style-name="ce3" table:formula="of:=MAX(10^(([.B12]-35)/20);10)" office:value-type="float" office:value="17.7827941003892" calcext:value-type="float">
            <text:p>17.782794100389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" table:formula="of:=MAX(10^(([.F12]-[.$A$3])/[.$A$4]);10)" office:value-type="float" office:value="11.6591440117983" calcext:value-type="float">
            <text:p>11.6591440117983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65" calcext:value-type="float">
            <text:p>65</text:p>
          </table:table-cell>
          <table:table-cell table:style-name="ce2" table:formula="of:=MAX(10^(([.B13]-[.$A$1])/[.$A$2]);10)" office:value-type="float" office:value="52.3299114681495" calcext:value-type="float">
            <text:p>52.3299114681495</text:p>
          </table:table-cell>
          <table:table-cell table:style-name="ce3" table:formula="of:=MAX(10^(([.B13]-35)/20);10)" office:value-type="float" office:value="31.6227766016838" calcext:value-type="float">
            <text:p>31.6227766016838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3" table:formula="of:=MAX(10^(([.F13]-[.$A$3])/[.$A$4]);10)" office:value-type="float" office:value="17.1132830416178" calcext:value-type="float">
            <text:p>17.1132830416178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2" table:formula="of:=MAX(10^(([.B14]-[.$A$1])/[.$A$2]);10)" office:value-type="float" office:value="74.9894209332456" calcext:value-type="float">
            <text:p>74.9894209332456</text:p>
          </table:table-cell>
          <table:table-cell table:style-name="ce3" table:formula="of:=MAX(10^(([.B14]-35)/20);10)" office:value-type="float" office:value="56.2341325190349" calcext:value-type="float">
            <text:p>56.2341325190349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table:formula="of:=MAX(10^(([.F14]-[.$A$3])/[.$A$4]);10)" office:value-type="float" office:value="25.1188643150958" calcext:value-type="float">
            <text:p>25.1188643150958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table:style-name="ce2" table:formula="of:=MAX(10^(([.B15]-[.$A$1])/[.$A$2]);10)" office:value-type="float" office:value="107.460782832132" calcext:value-type="float">
            <text:p>107.460782832132</text:p>
          </table:table-cell>
          <table:table-cell table:style-name="ce3" table:formula="of:=MAX(10^(([.B15]-35)/20);10)" office:value-type="float" office:value="100" calcext:value-type="float">
            <text:p>100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3" table:formula="of:=MAX(10^(([.F15]-[.$A$3])/[.$A$4]);10)" office:value-type="float" office:value="36.8694506451958" calcext:value-type="float">
            <text:p>36.8694506451958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2" table:formula="of:=MAX(10^(([.B16]-[.$A$1])/[.$A$2]);10)" office:value-type="float" office:value="153.992652605949" calcext:value-type="float">
            <text:p>153.992652605949</text:p>
          </table:table-cell>
          <table:table-cell table:style-name="ce3" table:formula="of:=MAX(10^(([.B16]-35)/20);10)" office:value-type="float" office:value="177.827941003892" calcext:value-type="float">
            <text:p>177.827941003892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3" table:formula="of:=MAX(10^(([.F16]-[.$A$3])/[.$A$4]);10)" office:value-type="float" office:value="54.1169526546464" calcext:value-type="float">
            <text:p>54.116952654646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75" calcext:value-type="float">
            <text:p>75</text:p>
          </table:table-cell>
          <table:table-cell table:style-name="ce3" table:formula="of:=MAX(10^(([.F17]-[.$A$3])/[.$A$4]);10)" office:value-type="float" office:value="79.4328234724281" calcext:value-type="float">
            <text:p>79.432823472428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80" calcext:value-type="float">
            <text:p>80</text:p>
          </table:table-cell>
          <table:table-cell table:style-name="ce3" table:formula="of:=MAX(10^(([.F18]-[.$A$3])/[.$A$4]);10)" office:value-type="float" office:value="116.591440117983" calcext:value-type="float">
            <text:p>116.59144011798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85" calcext:value-type="float">
            <text:p>85</text:p>
          </table:table-cell>
          <table:table-cell table:style-name="ce3" table:formula="of:=MAX(10^(([.F19]-[.$A$3])/[.$A$4]);10)" office:value-type="float" office:value="171.132830416178" calcext:value-type="float">
            <text:p>171.13283041617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90" calcext:value-type="float">
            <text:p>90</text:p>
          </table:table-cell>
          <table:table-cell table:style-name="ce3" table:formula="of:=MAX(10^(([.F20]-[.$A$3])/[.$A$4]);10)" office:value-type="float" office:value="251.188643150958" calcext:value-type="float">
            <text:p>251.18864315095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G40" table:end-x="29.08pt" table:end-y="2.24pt" draw:z-index="0" draw:name="Chart 1" draw:style-name="gr1" draw:text-style-name="P1" svg:width="449.97pt" svg:height="278.22pt" svg:x="0pt" svg:y="7.51pt">
              <draw:object draw:notify-on-update-of-ranges="Sheet1.B2:Sheet1.B16 Sheet1.C2:Sheet1.C16 Sheet1.D2:Sheet1.D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36cm" style:legend-expansion="high" chart:style-name="ch2"/>
        <chart:plot-area chart:style-name="ch3" table:cell-range-address="Sheet1.B2:Sheet1.D16" chart:data-source-has-labels="column" svg:x="0.317cm" svg:y="0.196cm" svg:width="12.389cm" svg:height="9.424cm">
          <chartooo:coordinate-region svg:x="1.164cm" svg:y="0.196cm" svg:width="10.911cm" svg:height="7.646cm"/>
          <chart:axis chart:dimension="x" chart:name="primary-x" chart:style-name="ch4" chartooo:axis-type="text">
            <chart:categories table:cell-range-address="Sheet1.B2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6" chart:class="chart:line">
            <chart:data-point chart:repeated="15"/>
          </chart:series>
          <chart:series chart:style-name="ch8" chart:values-cell-range-address="Sheet1.D2:Sheet1.D1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PU Temp</text:p>
                <draw:g>
                  <svg:desc>Sheet1.B2:Sheet1.B16</svg:desc>
                </draw:g>
              </table:table-cell>
              <table:table-cell office:value-type="float" office:value="NaN">
                <text:p>NaN</text:p>
                <draw:g>
                  <svg:desc>Sheet1.C2:Sheet1.C16</svg:desc>
                </draw:g>
              </table:table-cell>
              <table:table-cell office:value-type="float" office:value="NaN">
                <text:p>NaN</text:p>
                <draw:g>
                  <svg:desc>Sheet1.D2:Sheet1.D1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4093776075172">
                <text:p>12.4093776075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7827941003892">
                <text:p>17.78279410038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5.4829674797935">
                <text:p>25.4829674797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.5174127254838">
                <text:p>36.5174127254838</text:p>
              </table:table-cell>
              <table:table-cell office:value-type="float" office:value="17.7827941003892">
                <text:p>17.78279410038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2.3299114681495">
                <text:p>52.3299114681495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4.9894209332456">
                <text:p>74.9894209332456</text:p>
              </table:table-cell>
              <table:table-cell office:value-type="float" office:value="56.2341325190349">
                <text:p>56.23413251903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7.460782832132">
                <text:p>107.460782832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3.992652605949">
                <text:p>153.992652605949</text:p>
              </table:table-cell>
              <table:table-cell office:value-type="float" office:value="177.827941003892">
                <text:p>177.827941003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